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ManagerAspectChain.addAsFirst( PortalManagerAspect firstAspect , Parameters firstAspect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ManagerAspectChain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ManagerAspectChain.configure( ServiceSelector aspectSelector , ServiceSelector adapterSelector , Configuration conf , PortalManagerAspect endAspect , Parameters endAspect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ortalManagerAspectChain.dispose( ServiceSelector aspectSelector , ServiceSelector adapter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alManagerAspectChain.getConfig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